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" draw:marker-end-width="0.3cm" draw:fill="none" draw:textarea-vertical-align="middle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style:text-properties fo:font-family="Serif" style:font-family-generic="roman" fo:font-size="8pt" fo:font-style="normal" style:font-size-asian="8pt" style:font-style-asian="normal" style:font-size-complex="8pt" style:font-style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Monospace" style:font-style-name="Regular" style:font-pitch="fixed" fo:font-size="14pt" fo:font-style="normal" fo:font-weight="normal" style:font-size-asian="18pt" style:font-size-complex="18pt"/>
    </style:style>
    <style:style style:name="P5" style:family="paragraph">
      <style:paragraph-properties fo:text-align="center"/>
      <style:text-properties fo:font-family="Serif" style:font-family-generic="roman" fo:font-size="8pt" style:font-size-asian="8pt" style:font-size-complex="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Monospace" style:font-pitch="fixed" fo:font-size="9pt" style:font-size-asian="9pt" style:font-size-complex="9pt"/>
    </style:style>
    <style:style style:name="P8" style:family="paragraph">
      <style:text-properties fo:font-family="Monospace" style:font-pitch="fixed" fo:font-size="12pt" style:font-size-asian="12pt" style:font-size-complex="12pt"/>
    </style:style>
    <style:style style:name="P9" style:family="paragraph">
      <style:paragraph-properties fo:text-align="center"/>
      <style:text-properties fo:font-family="Serif" style:font-family-generic="roman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family="Serif" style:font-family-generic="roman" fo:font-size="8pt" fo:font-style="normal" style:font-size-asian="8pt" style:font-style-asian="normal" style:font-size-complex="8pt" style:font-style-complex="normal"/>
    </style:style>
    <style:style style:name="T2" style:family="text">
      <style:text-properties fo:font-family="Monospace" style:font-style-name="Regular" style:font-pitch="fixed" fo:font-size="14pt" fo:font-style="normal" fo:font-weight="normal"/>
    </style:style>
    <style:style style:name="T3" style:family="text">
      <style:text-properties fo:font-family="Serif" style:font-family-generic="roman" fo:font-size="10pt" style:font-size-asian="10pt" style:font-size-complex="10pt"/>
    </style:style>
    <style:style style:name="T4" style:family="text">
      <style:text-properties fo:font-family="Monospace" style:font-pitch="fixed" fo:font-size="9pt" style:font-size-asian="9pt" style:font-size-complex="9pt"/>
    </style:style>
    <style:style style:name="T5" style:family="text">
      <style:text-properties fo:font-family="Monospace" style:font-pitch="fixed" fo:font-size="12pt" style:font-size-asian="12pt" style:font-size-complex="12pt"/>
    </style:style>
    <style:style style:name="T6" style:family="text">
      <style:text-properties fo:font-family="Serif" style:font-family-generic="roman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6cm" svg:height="0.911cm" svg:x="12.4cm" svg:y="4.6cm">
          <draw:text-box>
            <text:p><text:span text:style-name="T1">Árvore das transações.</text:span></text:p>
          </draw:text-box>
        </draw:frame>
        <draw:custom-shape draw:style-name="gr2" draw:text-style-name="P2" draw:layer="layout" svg:width="1cm" svg:height="1cm" svg:x="4.9cm" svg:y="6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6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4.2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2.4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7.6cm" svg:y="9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5.7cm" svg:y="9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2.7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.7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0.4cm" svg:y="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7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3.9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11.9cm" svg:y="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005cm" svg:height="1.2cm" svg:x="5.6cm" svg:y="4.1cm">
          <text:p text:style-name="P3"><text:span text:style-name="T2"><text:s text:c="8"/></text:span><text:span text:style-name="T2">H( 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8.9cm" svg:y1="4.7cm" svg:x2="11.2cm" svg:y2="5.2cm">
          <text:p/>
        </draw:line>
        <draw:line draw:style-name="gr7" draw:text-style-name="P2" draw:layer="layout" svg:x1="11.2cm" svg:y1="5.7cm" svg:x2="10.3cm" svg:y2="6.1cm">
          <text:p/>
        </draw:line>
        <draw:line draw:style-name="gr7" draw:text-style-name="P2" draw:layer="layout" svg:x1="12.2cm" svg:y1="5.7cm" svg:x2="13.2cm" svg:y2="6.1cm">
          <text:p/>
        </draw:line>
        <draw:line draw:style-name="gr7" draw:text-style-name="P2" draw:layer="layout" svg:x1="9.7cm" svg:y1="7.1cm" svg:x2="9.2cm" svg:y2="7.7cm">
          <text:p/>
        </draw:line>
        <draw:line draw:style-name="gr7" draw:text-style-name="P2" draw:layer="layout" svg:x1="10.7cm" svg:y1="7.1cm" svg:x2="11.2cm" svg:y2="7.7cm">
          <text:p/>
        </draw:line>
        <draw:line draw:style-name="gr7" draw:text-style-name="P2" draw:layer="layout" svg:x1="13.7cm" svg:y1="7.1cm" svg:x2="14.4cm" svg:y2="7.7cm">
          <text:p/>
        </draw:line>
        <draw:line draw:style-name="gr7" draw:text-style-name="P2" draw:layer="layout" svg:x1="12.7cm" svg:y1="7.1cm" svg:x2="12.3cm" svg:y2="7.7cm">
          <text:p/>
        </draw:line>
        <draw:line draw:style-name="gr7" draw:text-style-name="P2" draw:layer="layout" svg:x1="4.9cm" svg:y1="7.6cm" svg:x2="3.9cm" svg:y2="8cm">
          <text:p/>
        </draw:line>
        <draw:line draw:style-name="gr7" draw:text-style-name="P2" draw:layer="layout" svg:x1="3.4cm" svg:y1="9cm" svg:x2="2.9cm" svg:y2="9.6cm">
          <text:p/>
        </draw:line>
        <draw:line draw:style-name="gr7" draw:text-style-name="P2" draw:layer="layout" svg:x1="5.9cm" svg:y1="7.6cm" svg:x2="6.9cm" svg:y2="8cm">
          <text:p/>
        </draw:line>
        <draw:line draw:style-name="gr7" draw:text-style-name="P2" draw:layer="layout" svg:x1="7.4cm" svg:y1="9cm" svg:x2="8.1cm" svg:y2="9.6cm">
          <text:p/>
        </draw:line>
        <draw:line draw:style-name="gr7" draw:text-style-name="P2" draw:layer="layout" svg:x1="6.4cm" svg:y1="9cm" svg:x2="6cm" svg:y2="9.6cm">
          <text:p/>
        </draw:line>
        <draw:line draw:style-name="gr7" draw:text-style-name="P2" draw:layer="layout" svg:x1="4.4cm" svg:y1="9cm" svg:x2="4.9cm" svg:y2="9.6cm">
          <text:p/>
        </draw:line>
        <draw:line draw:style-name="gr6" draw:text-style-name="P2" draw:layer="layout" svg:x1="9.2cm" svg:y1="8.2cm" svg:x2="5.9cm" svg:y2="7.1cm">
          <text:p/>
        </draw:line>
        <draw:custom-shape draw:style-name="gr4" draw:text-style-name="P2" draw:layer="layout" svg:width="8.8cm" svg:height="4.1cm" svg:x="8.5cm" svg:y="11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13.102cm" svg:y="13.247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5cm" svg:y="13.247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4cm" svg:height="0.747cm" svg:x="9.8cm" svg:y="11.7cm">
          <draw:text-box>
            <text:p><text:span text:style-name="T5">Input:</text:span></text:p>
          </draw:text-box>
        </draw:frame>
        <draw:frame draw:style-name="gr10" draw:text-style-name="P8" draw:layer="layout" svg:width="2.3cm" svg:height="0.747cm" svg:x="14cm" svg:y="11.7cm">
          <draw:text-box>
            <text:p><text:span text:style-name="T5">Output:</text:span></text:p>
          </draw:text-box>
        </draw:frame>
        <draw:custom-shape draw:style-name="gr9" draw:text-style-name="P7" draw:layer="layout" svg:width="1.9cm" svg:height="0.5cm" svg:x="15cm" svg:y="13.847cm">
          <text:p text:style-name="P6"><text:span text:style-name="T4">Tota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13.1cm" svg:y="12.647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4.998cm" svg:y="12.647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8.902cm" svg:y="14.4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0.8cm" svg:y="14.4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0.8cm" svg:y="15cm">
          <text:p text:style-name="P6"><text:span text:style-name="T4">Total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8.9cm" svg:y="13.8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0.798cm" svg:y="13.8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0.798cm" svg:y="13.2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cm" svg:height="4.1cm" svg:x="5.3cm" svg:y="11.7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6cm" svg:height="0.747cm" svg:x="5.4cm" svg:y="11.7cm">
          <draw:text-box>
            <text:p><text:span text:style-name="T5">Witness:</text:span></text:p>
          </draw:text-box>
        </draw:frame>
        <draw:custom-shape draw:style-name="gr11" draw:text-style-name="P9" draw:layer="layout" svg:width="1.9cm" svg:height="0.5cm" svg:x="5.7cm" svg:y="12.6cm">
          <text:p text:style-name="P2"><text:span text:style-name="T6">signed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8.9cm" svg:y="12.6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9cm" svg:height="0.5cm" svg:x="10.798cm" svg:y="12.6cm">
          <text:p text:style-name="P6"><text:span text:style-name="T4">Am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898cm" svg:height="0.5cm" svg:x="8.899cm" svg:y="13.199cm">
          <text:p text:style-name="P2"><text:span text:style-name="T3">Address</text:span></text:p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3.2cm" svg:height="0.7cm" svg:x="6cm" svg:y="3.4cm">
          <draw:text-box>
            <text:p><text:span text:style-name="T1">Cabeçalho do bloco.</text:span></text:p>
          </draw:text-box>
        </draw:frame>
        <draw:frame draw:style-name="gr1" draw:text-style-name="P1" draw:layer="layout" svg:width="2.6cm" svg:height="0.911cm" svg:x="2.7cm" svg:y="6.3cm">
          <draw:text-box>
            <text:p><text:span text:style-name="T1">Árvore das assinaturas.</text:span></text:p>
          </draw:text-box>
        </draw:frame>
        <draw:frame draw:style-name="gr1" draw:text-style-name="P1" draw:layer="layout" svg:width="2.6cm" svg:height="0.911cm" svg:x="9.3cm" svg:y="9.1cm">
          <draw:text-box>
            <text:p><text:span text:style-name="T1">Coinbase Transaction.</text:span></text:p>
          </draw:text-box>
        </draw:frame>
        <draw:frame draw:style-name="gr1" draw:text-style-name="P1" draw:layer="layout" svg:width="3.9cm" svg:height="0.911cm" svg:x="9.9cm" svg:y="10.8cm">
          <draw:text-box>
            <text:p><text:span text:style-name="T1">Transação com as assinaturas separadas.</text:span></text:p>
          </draw:text-box>
        </draw:frame>
        <draw:g>
          <draw:path draw:style-name="gr13" draw:text-style-name="P2" draw:layer="layout" svg:width="0.58cm" svg:height="0.125cm" draw:transform="rotate (2.48168366341074) translate (9.91858474255237cm 9.22790825786228cm)" svg:viewBox="0 0 581 126" svg:d="m0 48c81-1 163-11 239-38s156 6 217 50l65 31 60 35v0">
            <text:p/>
          </draw:path>
          <draw:path draw:style-name="gr13" draw:text-style-name="P2" draw:layer="layout" svg:width="0.172cm" svg:height="0.013cm" draw:transform="rotate (-1.45368473398608) translate (9.531cm 8.76cm)" svg:viewBox="0 0 173 14" svg:d="m0 0 64 2 65 1 44 11">
            <text:p/>
          </draw:path>
          <draw:path draw:style-name="gr13" draw:text-style-name="P2" draw:layer="layout" svg:width="0.188cm" svg:height="0.01cm" draw:transform="rotate (-0.471413430963669) translate (9.53150592127711cm 8.77800750185698cm)" svg:viewBox="0 0 189 11" svg:d="m0 1 86-1 77 11 26-5">
            <text:p/>
          </draw:path>
        </draw:g>
        <draw:custom-shape draw:style-name="gr14" draw:text-style-name="P2" draw:layer="layout" svg:width="1.093cm" svg:height="2.114cm" draw:transform="rotate (0.658512726777461) translate (3.142cm 11.12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.1cm" svg:height="2.2cm" draw:transform="rotate (-0.44628068973495) translate (13.85cm 8.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9" draw:layer="layout" svg:width="1.9cm" svg:height="0.5cm" svg:x="5.699cm" svg:y="13.199cm">
          <text:p text:style-name="P2"><text:span text:style-name="T6">signe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cm" svg:height="0.5cm" svg:x="5.698cm" svg:y="13.798cm">
          <text:p text:style-name="P2"><text:span text:style-name="T6">signed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cm" svg:height="0.5cm" svg:x="5.697cm" svg:y="14.397cm">
          <text:p text:style-name="P2"><text:span text:style-name="T6">signed</text:span></text:p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2.4cm" svg:height="0.581cm" svg:x="5.6cm" svg:y="11.119cm">
          <draw:text-box>
            <text:p><text:span text:style-name="T1">Assinatura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4-12T23:01:01</meta:creation-date>
    <dc:date>2016-06-07T10:19:04</dc:date>
    <meta:editing-duration>PT1H47M11S</meta:editing-duration>
    <meta:editing-cycles>53</meta:editing-cycles>
    <meta:generator>LibreOffice/3.5$Linux_x86 LibreOffice_project/350m1$Build-2</meta:generator>
    <meta:document-statistic meta:object-count="64"/>
  </office:meta>
</office:document-meta>
</file>